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color="#0084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3D Mini CNC – Verslag meeting lesweek 5</text:h>
      <text:p text:style-name="Standard"/>
      <text:h text:style-name="Heading_20_2" text:outline-level="2">Stand van zaken</text:h>
      <text:p text:style-name="Text_20_body">Aangezien we crossplatform moeten werken kwamen we al snel tot het besluit dat Java gebruikt zal worden. Daarna zijn we broncode gaan bekijken van andere tools, hebben we meer achtergrondinfo opgedaan rond heel het fablab en 3D printing/cnc’ing gebeuren en zijn we begonnen met een seriële verbinding met de stuurprint op poten te stellen. <text:s/>Dit verliep echter niet van een leien dakje, echter zijn hier aan einde lesweek 5 grote vorderingen gemaakt en zijn we nu in staat de machine te kunnen bedienen d.m.v. eigenhandig alle commands in te geven. Het automatisch opvullen van de geheugenbuffer op de stuurprint is het volgende dat op de agenda staat voor het onderdeel ‘datalaag’. Eén van de problemen die we hier aanvankelijk hadden was omdat we niet op de hoogte waren van het feit dat er twee verschillende stuurprinten waren en dat de seriële verbinding bij de oude stuurprint anders verloopt dan die van de huidige generatie. We hebben sinds deze lesweek ook inzage gehad in de firmware waaruit bleek dat de baudrate instelling veel hoger lag dan we hadden vermoed en verder bleek ook dat de feedrate (de snelheid waarmee de stappenmotoren moeten draaien) veel te hoog lag en we die dus expliciet nog bij elke regel moeten toevoegen op dit moment.</text:p>
      <text:p text:style-name="Text_20_body">In de logische laag zijn de eerste regels code ook reeds ingevuld en op het gebied van program-design hebben we verder ook info verzameld over hoe modulaire software te maken.</text:p>
      <text:p text:style-name="Standard"/>
      <text:h text:style-name="Heading_20_2" text:outline-level="2">Planning volgende lesweken</text:h>
      <text:p text:style-name="Text_20_body">We hebben een lichte achterstand op onze eerder opgesteld planning en zullen de komende weken ons een beetje moeten herorganiseren zodat we niet met 3 personen aan hetzelfde werken. De extra productiviteit zou in principe dan voldoende moeten zijn om de achterstand terug bij te benen. Geoffrey zal de komende weken verder werken aan de datalaag en daar de klasse die de seriële verbinding maakt vervolledigen. Dempsey werkt op de logische laag een eerste algoritme uit terwijl Jens een eerste programmastructuur uit werkt + eventueel een eenvoudige GUI.</text:p>
      <text:p text:style-name="Text_20_body"/>
      <text:p text:style-name="Text_20_body">Volgende meeting zal waarschijnlijk doorgaan op <text:s/>dinsdag17 april na het examen microcontrollers, of woensdag vanaf 11u3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6T09:17:46.28</meta:creation-date>
    <dc:date>2012-03-26T09:55:20.13</dc:date>
    <meta:editing-duration>PT20M12S</meta:editing-duration>
    <meta:editing-cycles>2</meta:editing-cycles>
    <meta:generator>LibreOffice/3.4$Win32 LibreOffice_project/340m1$Build-402</meta:generator>
    <meta:document-statistic meta:table-count="0" meta:image-count="0" meta:object-count="0" meta:page-count="1" meta:paragraph-count="7" meta:word-count="358" meta:character-count="2183" meta:non-whitespace-character-count="1830"/>
  </office:meta>
</office:document-meta>
</file>